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sability</text:p>
          </table:table-cell>
          <table:table-cell office:value-type="string" calcext:value-type="string">
            <text:p>Deployability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Web passwords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Pas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URRS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os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penID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crosoft Passpor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ebook Connec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owserI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TP over email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C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Pass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IDsu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insha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Hopper Bl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Word Association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PW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/KEY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PIN+T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PassWind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A SecurI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ubiKe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onKey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P read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c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Phoolproo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Cront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MP-Auth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OTP over SMS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ogle 2-Ste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ngerprin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ersonal knowledg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ference-based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ocial re-aut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23:55:31.798598806</meta:creation-date>
    <dc:date>2015-11-16T00:42:23.668905006</dc:date>
    <meta:editing-duration>PT31M39S</meta:editing-duration>
    <meta:editing-cycles>6</meta:editing-cycles>
    <meta:generator>LibreOffice/5.0.2.2$Linux_X86_64 LibreOffice_project/00m0$Build-2</meta:generator>
    <meta:document-statistic meta:table-count="1" meta:cell-count="185" meta:object-count="0"/>
  </office:meta>
</office:document-meta>
</file>